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20f879" officeooo:paragraph-rsid="0021e071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211397" officeooo:paragraph-rsid="0021e071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21e071" officeooo:paragraph-rsid="0021e07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220c27" officeooo:paragraph-rsid="00220c27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225bd1" officeooo:paragraph-rsid="00225bd1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23a958" officeooo:paragraph-rsid="0023a958" style:language-asian="zxx" style:country-asian="none" style:language-complex="zxx" style:country-complex="none"/>
    </style:style>
    <style:style style:name="T1" style:family="text">
      <style:text-properties officeooo:rsid="00211397"/>
    </style:style>
    <style:style style:name="T2" style:family="text">
      <style:text-properties officeooo:rsid="0021e071"/>
    </style:style>
    <style:style style:name="T3" style:family="text">
      <style:text-properties officeooo:rsid="00246eef"/>
    </style:style>
    <style:style style:name="T4" style:family="text">
      <style:text-properties officeooo:rsid="002648b5"/>
    </style:style>
    <style:style style:name="T5" style:family="text">
      <style:text-properties officeooo:rsid="0027ac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</text:p>
      <text:p text:style-name="P2">Оппл смотрит в зеркало и видит надпись “<text:span text:style-name="T1">НЕТ</text:span>”.</text:p>
      <text:p text:style-name="P3">Оппл: Нет.</text:p>
      <text:p text:style-name="P3">Оппл поворачивается к старику <text:span text:style-name="T2">не говоря ни слова, смотря ему в глаза, чего-то ища в них.</text:span></text:p>
      <text:p text:style-name="P4">Но старик лишь мотает головой и говорит:</text:p>
      <text:p text:style-name="P4">Старик: Ты уже нашёл свой путь!</text:p>
      <text:p text:style-name="P1">*****</text:p>
      <text:p text:style-name="P5">Идёт сильный дождь. На скамейке в парке сидит Оппл. Играет первая часть музыки <text:span text:style-name="T3">light in the rainy Darkness.</text:span></text:p>
      <text:p text:style-name="P6">Оппл опускает голову и плачет. Рядом с ним появляется Луна и обнимает его, но Оппл как буд-то её не замечает, поднимает голову. </text:p>
      <text:p text:style-name="P6">Дождь прекращается. Тучи расходятся. Оппл смотрит на луну(планету) и мелкой улыбной на его лице продолжает сидеть и смотреть на луну. Луна в этот момент уже исчезла.</text:p>
      <text:p text:style-name="P7">Постепенно затемняется экран. <text:span text:style-name="T4">Показываются титры, </text:span>на фоне доигрывает первая часть этой музыки.<text:span text:style-name="T5">(возможно медленно сменяется в музыку Midnight Rain – Beauty of Night)</text:span></text:p>
      <text:p text:style-name="P1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5-10-06T21:47:25.701899601</dc:date>
    <meta:editing-duration>PT38M30S</meta:editing-duration>
    <meta:editing-cycles>17</meta:editing-cycles>
    <meta:document-statistic meta:table-count="0" meta:image-count="0" meta:object-count="0" meta:page-count="1" meta:paragraph-count="12" meta:word-count="129" meta:character-count="793" meta:non-whitespace-character-count="674"/>
  </office:meta>
</office:document-meta>
</file>